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876cm" svg:height="7.847cm" svg:x="2.54cm" svg:y="2.65cm">
          <draw:text-box>
            <text:p><text:span text:style-name="T1">1. Practice what we've learned on Nelle's data</text:span></text:p>
            <text:p><text:span text:style-name="T1"/></text:p>
            <text:p><text:span text:style-name="T1">2. Download &amp; unzip the file on your Desktop</text:span></text:p>
            <text:p><text:span text:style-name="T1"/></text:p>
            <text:p><text:span text:style-name="T1">3. Use the shell to look at what is in the directory and any subdirectories it contai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3.876cm" svg:height="15.443cm" svg:x="2.54cm" svg:y="1.15cm">
          <draw:text-box>
            <text:p><text:span text:style-name="T1">Create a backup of your outline</text:span></text:p>
            <text:p><text:span text:style-name="T1"/></text:p>
            <text:p><text:span text:style-name="T1">1. Make a new outline.txt file</text:span></text:p>
            <text:p><text:span text:style-name="T1"/></text:p>
            <text:p><text:span text:style-name="T1">2. Make a directory called backup</text:span></text:p>
            <text:p><text:span text:style-name="T1"/></text:p>
            <text:p><text:span text:style-name="T1">3. Make a copy of your outline.txt file</text:span></text:p>
            <text:p><text:span text:style-name="T1"/></text:p>
            <text:p><text:span text:style-name="T1">4. Move it into the backup folder</text:span></text:p>
            <text:p><text:span text:style-name="T1"/></text:p>
            <text:p><text:span text:style-name="T1">5. Change the backup's name to include todays d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3.876cm" svg:height="12.911cm" svg:x="2.54cm" svg:y="1.85cm">
          <draw:text-box>
            <text:p><text:span text:style-name="T1">Perform the same basic santity check, but only for the files that end in A.txt and for the fewest lines (not the most lines)</text:span></text:p>
            <text:p><text:span text:style-name="T1"/></text:p>
            <text:p><text:span text:style-name="T1">1. Get line counts for all files ending in A.txt</text:span></text:p>
            <text:p><text:span text:style-name="T1"/></text:p>
            <text:p><text:span text:style-name="T1">2. Sort them</text:span></text:p>
            <text:p><text:span text:style-name="T1"/></text:p>
            <text:p><text:span text:style-name="T1">3. Use a command called 'head' to select only the top few row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876cm" svg:height="11.645cm" svg:x="2.54cm" svg:y="1.85cm">
          <draw:text-box>
            <text:p text:style-name="P2"><text:span text:style-name="T1">1. Using pipes run goostats on only the data from the first 50 rows of NENE01729A.txt</text:span></text:p>
            <text:p text:style-name="P2"><text:span text:style-name="T1"/></text:p>
            <text:p text:style-name="P2"><text:span text:style-name="T1">2. Store the results to a file with a name indicating the analysis that the file contains</text:span></text:p>
            <text:p text:style-name="P2"><text:span text:style-name="T1"/></text:p>
            <text:p text:style-name="P2"><text:span text:style-name="T1">3. Make a directory called analysis</text:span></text:p>
            <text:p text:style-name="P2"><text:span text:style-name="T1"/></text:p>
            <text:p text:style-name="P2"><text:span text:style-name="T1">4. Move the file into that direc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3.876cm" svg:height="4.049cm" svg:x="2.54cm" svg:y="5.25cm">
          <draw:text-box>
            <text:p><text:span text:style-name="T1">Write a for loop that, for each datafile, prints the name of the file and then runs goostats on 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3.876cm" svg:height="4.049cm" svg:x="2.54cm" svg:y="5.25cm">
          <draw:text-box>
            <text:p><text:span text:style-name="T1">Modify your shell script so that the output only includes the first line of output from goostats, the all important 'goo-coefficient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3.876cm" svg:height="4.049cm" svg:x="2.54cm" svg:y="5.25cm">
          <draw:text-box>
            <text:p text:style-name="P2"><text:span text:style-name="T1">Starting from the raw data (no intermediate files) use pipes to show the files with the most row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han White</meta:initial-creator>
    <meta:creation-date>2013-02-05T22:25:42</meta:creation-date>
    <meta:editing-duration>PT19H15M10S</meta:editing-duration>
    <meta:editing-cycles>32</meta:editing-cycles>
    <dc:date>2014-04-02T06:25:26.505243978</dc:date>
    <dc:creator>Ethan White</dc:creator>
    <meta:generator>LibreOffice/4.1.3.2$Linux_X86_64 LibreOffice_project/410m0$Build-2</meta:generator>
    <meta:document-statistic meta:object-count="42"/>
  </office:meta>
</office:document-meta>
</file>